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edForw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llel ForEach</text:p>
          </table:table-cell>
          <table:table-cell office:value-type="string" calcext:value-type="string">
            <text:p>Serial F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3:.A8])" office:value-type="float" office:value="69.1666666666667" calcext:value-type="float">
            <text:p>69,1666666666667</text:p>
          </table:table-cell>
          <table:table-cell table:formula="of:=AVERAGE([.B3:.B8])" office:value-type="float" office:value="343.5" calcext:value-type="float">
            <text:p>343,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B10]/[.A10]" office:value-type="float" office:value="4.96626506024096" calcext:value-type="float">
            <text:p>4,96626506024096</text:p>
          </table:table-cell>
          <table:table-cell/>
        </table:table-row>
      </table:table>
      <table:table table:name="BackPro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3:.A8])" office:value-type="float" office:value="166" calcext:value-type="float">
            <text:p>166</text:p>
          </table:table-cell>
          <table:table-cell table:formula="of:=AVERAGE([.B3:.B8])" office:value-type="float" office:value="1556.16666666667" calcext:value-type="float">
            <text:p>1556,16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B10]/[.A10]" office:value-type="float" office:value="9.37449799196787" calcext:value-type="float">
            <text:p>9,374497991967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9:34:49.191000000</meta:creation-date>
    <dc:date>2022-04-01T20:10:52.423000000</dc:date>
    <meta:editing-duration>PT14M22S</meta:editing-duration>
    <meta:editing-cycles>2</meta:editing-cycles>
    <meta:generator>LibreOffice/7.0.3.1$Windows_X86_64 LibreOffice_project/d7547858d014d4cf69878db179d326fc3483e082</meta:generator>
    <meta:document-statistic meta:table-count="2" meta:cell-count="34" meta:object-count="0"/>
  </office:meta>
</office:document-meta>
</file>